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3" style:family="graphic" style:parent-style-name="objectwithoutfill">
      <style:graphic-properties svg:stroke-color="#00a65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3.927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CAN.ShapeShifter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1">HPC</text:p>
              </text:list-item>
              <text:list-item>
                <text:p text:style-name="P1">Modular</text:p>
              </text:list-item>
              <text:list-item>
                <text:p text:style-name="P1">Plugin support<text:line-break/></text:p>
              </text:list-item>
              <text:list-item>
                <text:p text:style-name="P1">Routes and Backend</text:p>
              </text:list-item>
              <text:list-item>
                <text:p text:style-name="P1">Modular routes</text:p>
              </text:list-item>
              <text:list-item>
                <text:p text:style-name="P1">Online restart/ dynamic load<text:line-break/></text:p>
              </text:list-item>
              <text:list-item>
                <text:p text:style-name="P1">Modular UI</text:p>
              </text:list-item>
              <text:list-item>
                <text:p text:style-name="P1">UI fragment plugins</text:p>
              </text:list-item>
              <text:list-item>
                <text:p text:style-name="P1">UI pag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custom-shape draw:style-name="gr2" draw:text-style-name="P4" draw:layer="layout" svg:width="4.8cm" svg:height="1.6cm" svg:x="4.7cm" svg:y="4.2cm">
          <text:p text:style-name="P4">User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cm" svg:y1="6.2cm" svg:x2="24.2cm" svg:y2="6.2cm">
          <text:p/>
        </draw:line>
        <draw:custom-shape draw:style-name="gr4" draw:text-style-name="P4" xml:id="id8" draw:id="id8" draw:layer="layout" svg:width="4.8cm" svg:height="1.2cm" svg:x="4.7cm" svg:y="6.6cm">
          <text:p text:style-name="P4">Load Balanc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8cm" svg:height="1.2cm" svg:x="14.3cm" svg:y="9.8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cm" svg:y1="9.4cm" svg:x2="14.3cm" svg:y2="10.4cm" draw:start-shape="id1" draw:start-glue-point="2" draw:end-shape="id2" draw:end-glue-point="3" svg:d="M12900 9400v1000h1400" svg:viewBox="0 0 1401 1001">
          <text:p/>
        </draw:connector>
        <draw:custom-shape draw:style-name="gr4" draw:text-style-name="P4" xml:id="id7" draw:id="id7" draw:layer="layout" svg:width="4.8cm" svg:height="1.2cm" svg:x="21.4cm" svg:y="10.8cm">
          <text:p text:style-name="P4">HPC Interfac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18.2cm" svg:x2="23.6cm" svg:y2="18.2cm">
          <text:p/>
        </draw:line>
        <draw:custom-shape draw:style-name="gr2" draw:text-style-name="P4" draw:layer="layout" svg:width="4.8cm" svg:height="1.6cm" svg:x="18cm" svg:y="18.6cm">
          <text:p text:style-name="P4">H/W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8cm" svg:height="1.2cm" svg:x="16.8cm" svg:y="15cm">
          <text:p text:style-name="P4">HPC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8cm" svg:height="1.2cm" svg:x="20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9.2cm" svg:y1="16.2cm" svg:x2="20cm" svg:y2="17.2cm" draw:start-shape="id3" draw:start-glue-point="2" draw:end-shape="id4" draw:end-glue-point="3" svg:d="M19200 16200v1000h800" svg:viewBox="0 0 801 1001">
          <text:p/>
        </draw:connector>
        <draw:custom-shape draw:style-name="gr4" draw:text-style-name="P4" xml:id="id5" draw:id="id5" draw:layer="layout" svg:width="4.8cm" svg:height="1.2cm" svg:x="1.2cm" svg:y="15cm">
          <text:p text:style-name="P4">UI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8cm" svg:height="1.2cm" svg:x="4.4cm" svg:y="16.6cm">
          <text:p text:style-name="P4">Plugin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6cm" svg:y1="16.2cm" svg:x2="4.4cm" svg:y2="17.2cm" draw:start-shape="id5" draw:start-glue-point="2" draw:end-shape="id6" draw:end-glue-point="3" svg:d="M3600 16200v1000h800" svg:viewBox="0 0 801 1001">
          <text:p/>
        </draw:connector>
        <draw:connector draw:style-name="gr5" draw:text-style-name="P5" draw:layer="layout" draw:type="lines" draw:line-skew="0cm -0.299cm" svg:x1="19.1cm" svg:y1="10.4cm" svg:x2="21.4cm" svg:y2="11.4cm" draw:start-shape="id2" draw:start-glue-point="1" draw:end-shape="id7" draw:end-glue-point="3" svg:d="M19100 10400h501l999 1000h800" svg:viewBox="0 0 2301 1001">
          <text:p/>
        </draw:connector>
        <draw:connector draw:style-name="gr5" draw:text-style-name="P5" draw:layer="layout" draw:type="lines" draw:line-skew="0cm -0.499cm" svg:x1="23.8cm" svg:y1="12cm" svg:x2="19.2cm" svg:y2="15cm" draw:start-shape="id7" draw:start-glue-point="2" draw:end-shape="id3" draw:end-glue-point="0" svg:d="M23800 12000v501l-4600 1499v1000" svg:viewBox="0 0 4601 3001">
          <text:p/>
        </draw:connector>
        <draw:connector draw:style-name="gr5" draw:text-style-name="P5" draw:layer="layout" draw:type="lines" draw:line-skew="0cm -0.699cm" svg:x1="16.7cm" svg:y1="11cm" svg:x2="3.6cm" svg:y2="15cm" draw:start-shape="id2" draw:start-glue-point="2" draw:end-shape="id5" draw:end-glue-point="0" svg:d="M16700 11000v501l-13100 2299v1200" svg:viewBox="0 0 13101 4001">
          <text:p/>
        </draw:connector>
        <draw:custom-shape draw:style-name="gr4" draw:text-style-name="P4" xml:id="id1" draw:id="id1" draw:layer="layout" svg:width="4.8cm" svg:height="1.2cm" svg:x="10.5cm" svg:y="8.2cm">
          <text:p text:style-name="P4">Backen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7.1cm" svg:y1="7.8cm" svg:x2="10.5cm" svg:y2="8.8cm" draw:start-shape="id8" draw:start-glue-point="2" draw:end-shape="id1" svg:d="M7100 7800v1000h3400" svg:viewBox="0 0 3401 1001">
          <text:p/>
        </draw:connector>
        <draw:line draw:style-name="gr3" draw:text-style-name="P5" draw:layer="layout" svg:x1="5.6cm" svg:y1="10.8cm" svg:x2="12.2cm" svg:y2="6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Ct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ConfigD</text:p>
              </text:list-item>
              <text:list-item>
                <text:p>Controls</text:p>
                <text:list>
                  <text:list-item>
                    <text:p>Install</text:p>
                  </text:list-item>
                  <text:list-item>
                    <text:p>Uninstall</text:p>
                  </text:list-item>
                  <text:list-item>
                    <text:p>List</text:p>
                  </text:list-item>
                  <text:list-item>
                    <text:p>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hapeShifter Package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HPC plugin</text:p>
              </text:list-item>
              <text:list-item>
                <text:p>UI plugin</text:p>
              </text:list-item>
              <text:list-item>
                <text:p>Backend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Package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ICAN.ShapeShifter.AuthServer</text:p>
              </text:list-item>
              <text:list-item>
                <text:p>ICAN.ShapeShifter.Cdn</text:p>
              </text:list-item>
              <text:list-item>
                <text:p>ICAN.ShapeShifter.ConfigurationDb</text:p>
              </text:list-item>
              <text:list-item>
                <text:p>ICAN.ShapeShifter.Launcher</text:p>
              </text:list-item>
              <text:list-item>
                <text:p>ICAN.ShapeShifter.Lb</text:p>
              </text:list-item>
              <text:list-item>
                <text:p>ICAN.ShapeShifter.UserInfoDb</text:p>
              </text:list-item>
              <text:list-item>
                <text:p>ICAN.ShapeShifter.Worker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3:00:20.562479263</meta:creation-date>
    <meta:editing-duration>PT14M33S</meta:editing-duration>
    <meta:editing-cycles>5</meta:editing-cycles>
    <meta:generator>LibreOffice/6.0.7.3$Linux_X86_64 LibreOffice_project/00m0$Build-3</meta:generator>
    <dc:title>Forestbird</dc:title>
    <dc:date>2020-07-03T20:07:34.419892091</dc:date>
    <meta:document-statistic meta:object-count="93"/>
  </office:meta>
</office:document-meta>
</file>